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VM new" table:style-name="ta1" table:print="false">
        <table:table-column table:style-name="co1" table:default-cell-style-name="ce3"/>
        <table:table-column table:style-name="co2" table:default-cell-style-name="ce3"/>
        <table:table-column table:style-name="co1" table:number-columns-repeated="5" table:default-cell-style-name="ce3"/>
        <table:table-column table:style-name="co1" table:number-columns-repeated="1017" table:default-cell-style-name="Default"/>
        <table:table-row table:style-name="ro1">
          <table:table-cell table:style-name="Default" office:value-type="string" table:number-columns-spanned="6" table:number-rows-spanned="1">
            <text:p>Polynomial w/ c=1</text:p>
          </table:table-cell>
          <table:covered-table-cell table:number-columns-repeated="5" table:style-name="Default"/>
          <table:table-cell table:style-name="Default"/>
          <table:table-cell table:number-columns-repeated="1017"/>
        </table:table-row>
        <table:table-row table:style-name="ro2">
          <table:table-cell table:style-name="ce1" office:value-type="string">
            <text:p>Poly Kernel</text:p>
          </table:table-cell>
          <table:table-cell table:style-name="ce1" office:value-type="string">
            <text:p>Tr. Misclassifications</text:p>
          </table:table-cell>
          <table:table-cell table:style-name="ce1" office:value-type="string">
            <text:p># SV</text:p>
          </table:table-cell>
          <table:table-cell table:style-name="ce1" office:value-type="string">
            <text:p>|w|</text:p>
          </table:table-cell>
          <table:table-cell table:style-name="ce1" office:value-type="string">
            <text:p>Margin</text:p>
          </table:table-cell>
          <table:table-cell table:style-name="ce1" office:value-type="string">
            <text:p>VC dim</text:p>
          </table:table-cell>
          <table:table-cell table:style-name="ce1" office:value-type="string">
            <text:p>Test Accuracy</text:p>
          </table:table-cell>
          <table:table-cell table:style-name="ce2"/>
          <table:table-cell table:style-name="ce2">
            <draw:frame table:end-cell-address="'SVM new'.P18" table:end-x="0.6004in" table:end-y="0.0831in" draw:z-index="0" draw:style-name="gr1" draw:text-style-name="P1" svg:width="6.3in" svg:height="3.2in" svg:x="0.5236in" svg:y="0.074in">
              <draw:object draw:notify-on-update-of-ranges="'SVM new'.A3:'SVM new'.A8 'SVM new'.C2:'SVM new'.C2 'SVM new'.C3:'SVM new'.C8 'SVM new'.E2:'SVM new'.E2 'SVM new'.E3:'SVM new'.E8 'SVM new'.G2:'SVM new'.G2 'SVM new'.G3:'SVM new'.G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2" table:number-columns-repeated="1015"/>
        </table:table-row>
        <table:table-row table:style-name="ro1">
          <table:table-cell table:style-name="Default" office:value-type="string">
            <text:p>Linear</text:p>
          </table:table-cell>
          <table:table-cell office:value-type="float" office:value="31">
            <text:p>31</text:p>
          </table:table-cell>
          <table:table-cell office:value-type="float" office:value="132">
            <text:p>132</text:p>
          </table:table-cell>
          <table:table-cell office:value-type="float" office:value="1.73107">
            <text:p>1.73107</text:p>
          </table:table-cell>
          <table:table-cell table:formula="of:=2/[.D3]" office:value-type="float" office:value="1.15535478056924">
            <text:p>1.1553547806</text:p>
          </table:table-cell>
          <table:table-cell office:value-type="float" office:value="99.8879">
            <text:p>99.8879</text:p>
          </table:table-cell>
          <table:table-cell office:value-type="float" office:value="13.21">
            <text:p>13.21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Quadratic</text:p>
          </table:table-cell>
          <table:table-cell office:value-type="float" office:value="23">
            <text:p>23</text:p>
          </table:table-cell>
          <table:table-cell office:value-type="float" office:value="128">
            <text:p>128</text:p>
          </table:table-cell>
          <table:table-cell office:value-type="float" office:value="0.47382">
            <text:p>0.47382</text:p>
          </table:table-cell>
          <table:table-cell table:formula="of:=2/[.D4]" office:value-type="float" office:value="4.22101219872525">
            <text:p>4.2210121987</text:p>
          </table:table-cell>
          <table:table-cell office:value-type="float" office:value="245.26225">
            <text:p>245.26225</text:p>
          </table:table-cell>
          <table:table-cell office:value-type="float" office:value="16.04">
            <text:p>16.04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Cubic</text:p>
          </table:table-cell>
          <table:table-cell office:value-type="float" office:value="22">
            <text:p>22</text:p>
          </table:table-cell>
          <table:table-cell office:value-type="float" office:value="154">
            <text:p>154</text:p>
          </table:table-cell>
          <table:table-cell office:value-type="float" office:value="0.11109">
            <text:p>0.11109</text:p>
          </table:table-cell>
          <table:table-cell table:formula="of:=2/[.D5]" office:value-type="float" office:value="18.0034206499235">
            <text:p>18.0034206499</text:p>
          </table:table-cell>
          <table:table-cell office:value-type="float" office:value="444.48063">
            <text:p>444.48063</text:p>
          </table:table-cell>
          <table:table-cell office:value-type="float" office:value="21.7">
            <text:p>21.7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Quartic</text:p>
          </table:table-cell>
          <table:table-cell office:value-type="float" office:value="25">
            <text:p>25</text:p>
          </table:table-cell>
          <table:table-cell office:value-type="float" office:value="177">
            <text:p>177</text:p>
          </table:table-cell>
          <table:table-cell office:value-type="float" office:value="0.02546">
            <text:p>0.02546</text:p>
          </table:table-cell>
          <table:table-cell table:formula="of:=2/[.D6]" office:value-type="float" office:value="78.5545954438335">
            <text:p>78.5545954438</text:p>
          </table:table-cell>
          <table:table-cell office:value-type="float" office:value="769.94633">
            <text:p>769.94633</text:p>
          </table:table-cell>
          <table:table-cell office:value-type="float" office:value="38.69">
            <text:p>38.69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Penta</text:p>
          </table:table-cell>
          <table:table-cell office:value-type="float" office:value="36">
            <text:p>36</text:p>
          </table:table-cell>
          <table:table-cell office:value-type="float" office:value="190">
            <text:p>190</text:p>
          </table:table-cell>
          <table:table-cell office:value-type="float" office:value="0.00542">
            <text:p>0.00542</text:p>
          </table:table-cell>
          <table:table-cell table:formula="of:=2/[.D7]" office:value-type="float" office:value="369.0036900369">
            <text:p>369.0036900369</text:p>
          </table:table-cell>
          <table:table-cell office:value-type="float" office:value="1336.87553">
            <text:p>1336.87553</text:p>
          </table:table-cell>
          <table:table-cell office:value-type="float" office:value="50.94">
            <text:p>50.94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Hexa</text:p>
          </table:table-cell>
          <table:table-cell office:value-type="float" office:value="44">
            <text:p>44</text:p>
          </table:table-cell>
          <table:table-cell office:value-type="float" office:value="199">
            <text:p>199</text:p>
          </table:table-cell>
          <table:table-cell office:value-type="float" office:value="0.00112">
            <text:p>0.00112</text:p>
          </table:table-cell>
          <table:table-cell table:formula="of:=2/[.D8]" office:value-type="float" office:value="1785.71428571429">
            <text:p>1785.7142857143</text:p>
          </table:table-cell>
          <table:table-cell office:value-type="float" office:value="1928.22961">
            <text:p>1928.22961</text:p>
          </table:table-cell>
          <table:table-cell office:value-type="float" office:value="62.26">
            <text:p>62.26</text:p>
          </table:table-cell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 office:value-type="string" table:number-columns-spanned="7" table:number-rows-spanned="1">
            <text:p>Quadratic w/ varying c values</text:p>
          </table:table-cell>
          <table:covered-table-cell table:number-columns-repeated="6" table:style-name="Default"/>
          <table:table-cell table:number-columns-repeated="1017"/>
        </table:table-row>
        <table:table-row table:style-name="ro2">
          <table:table-cell table:style-name="ce2" office:value-type="string">
            <text:p>c</text:p>
          </table:table-cell>
          <table:table-cell table:style-name="ce2" office:value-type="string">
            <text:p>Tr. Misclassifications</text:p>
          </table:table-cell>
          <table:table-cell table:style-name="ce2" office:value-type="string">
            <text:p># SV</text:p>
          </table:table-cell>
          <table:table-cell table:style-name="ce2" office:value-type="string">
            <text:p>|w|</text:p>
          </table:table-cell>
          <table:table-cell table:style-name="ce2" office:value-type="string">
            <text:p>Margin</text:p>
          </table:table-cell>
          <table:table-cell table:style-name="ce2" office:value-type="string">
            <text:p>VC dim</text:p>
          </table:table-cell>
          <table:table-cell table:style-name="ce2" office:value-type="string">
            <text:p>Test Accuracy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>
            <text:p>1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128">
            <text:p>128</text:p>
          </table:table-cell>
          <table:table-cell table:style-name="Default" office:value-type="float" office:value="0.47382">
            <text:p>0.47382</text:p>
          </table:table-cell>
          <table:table-cell table:style-name="Default" table:formula="of:=2/[.D12]" office:value-type="float" office:value="4.22101219872525">
            <text:p>4.2210121987</text:p>
          </table:table-cell>
          <table:table-cell table:style-name="Default" office:value-type="float" office:value="245.26225">
            <text:p>245.26225</text:p>
          </table:table-cell>
          <table:table-cell table:style-name="Default" office:value-type="float" office:value="16.04">
            <text:p>16.04</text:p>
          </table:table-cell>
          <table:table-cell table:number-columns-repeated="1017"/>
        </table:table-row>
        <table:table-row table:style-name="ro1">
          <table:table-cell table:style-name="Default" office:value-type="float" office:value="2">
            <text:p>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126">
            <text:p>126</text:p>
          </table:table-cell>
          <table:table-cell table:style-name="Default" office:value-type="float" office:value="0.44976">
            <text:p>0.44976</text:p>
          </table:table-cell>
          <table:table-cell table:style-name="Default" table:formula="of:=2/[.D13]" office:value-type="float" office:value="4.44681607968694">
            <text:p>4.4468160797</text:p>
          </table:table-cell>
          <table:table-cell table:style-name="Default" office:value-type="float" office:value="243.03635">
            <text:p>243.03635</text:p>
          </table:table-cell>
          <table:table-cell table:style-name="Default" office:value-type="float" office:value="13.21">
            <text:p>13.21</text:p>
          </table:table-cell>
          <table:table-cell table:number-columns-repeated="1017"/>
        </table:table-row>
        <table:table-row table:style-name="ro1">
          <table:table-cell table:style-name="Default" office:value-type="float" office:value="4">
            <text:p>4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130">
            <text:p>130</text:p>
          </table:table-cell>
          <table:table-cell table:style-name="Default" office:value-type="float" office:value="0.40663">
            <text:p>0.40663</text:p>
          </table:table-cell>
          <table:table-cell table:style-name="Default" table:formula="of:=2/[.D14]" office:value-type="float" office:value="4.91847625605587">
            <text:p>4.9184762561</text:p>
          </table:table-cell>
          <table:table-cell table:style-name="Default" office:value-type="float" office:value="212.64114">
            <text:p>212.64114</text:p>
          </table:table-cell>
          <table:table-cell table:style-name="Default" office:value-type="float" office:value="11.32">
            <text:p>11.32</text:p>
          </table:table-cell>
          <table:table-cell table:number-columns-repeated="1017"/>
        </table:table-row>
        <table:table-row table:style-name="ro1">
          <table:table-cell table:style-name="Default" office:value-type="float" office:value="8">
            <text:p>8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0.35091">
            <text:p>0.35091</text:p>
          </table:table-cell>
          <table:table-cell table:style-name="Default" table:formula="of:=2/[.D15]" office:value-type="float" office:value="5.69946709982617">
            <text:p>5.6994670998</text:p>
          </table:table-cell>
          <table:table-cell table:style-name="Default" office:value-type="float" office:value="190.14121">
            <text:p>190.14121</text:p>
          </table:table-cell>
          <table:table-cell table:style-name="Default" office:value-type="float" office:value="11.32">
            <text:p>11.32</text:p>
          </table:table-cell>
          <table:table-cell table:number-columns-repeated="1017"/>
        </table:table-row>
        <table:table-row table:style-name="ro1">
          <table:table-cell table:style-name="Default" office:value-type="float" office:value="16">
            <text:p>16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0.2802">
            <text:p>0.2802</text:p>
          </table:table-cell>
          <table:table-cell table:style-name="Default" table:formula="of:=2/[.D16]" office:value-type="float" office:value="7.13775874375446">
            <text:p>7.1377587438</text:p>
          </table:table-cell>
          <table:table-cell table:style-name="Default" office:value-type="float" office:value="161.78723">
            <text:p>161.78723</text:p>
          </table:table-cell>
          <table:table-cell table:style-name="Default" office:value-type="float" office:value="11.32">
            <text:p>11.32</text:p>
          </table:table-cell>
          <table:table-cell table:number-columns-repeated="1017"/>
        </table:table-row>
        <table:table-row table:style-name="ro1" table:number-rows-repeated="2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 office:value-type="string" table:number-columns-spanned="5" table:number-rows-spanned="1">
            <text:p>RBF w/ varying gamma values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1" office:value-type="string">
            <text:p>gamma</text:p>
          </table:table-cell>
          <table:table-cell table:style-name="ce1" office:value-type="string">
            <text:p>Tr. Misclassifications</text:p>
          </table:table-cell>
          <table:table-cell table:style-name="ce1" office:value-type="string">
            <text:p># SV</text:p>
          </table:table-cell>
          <table:table-cell table:style-name="ce1" office:value-type="string">
            <text:p>|w|</text:p>
          </table:table-cell>
          <table:table-cell table:style-name="ce1" office:value-type="string">
            <text:p>Margin</text:p>
          </table:table-cell>
          <table:table-cell table:style-name="ce1" office:value-type="string">
            <text:p>VC dim</text:p>
          </table:table-cell>
          <table:table-cell table:style-name="ce1" office:value-type="string">
            <text:p>Test Accuracy</text:p>
          </table:table-cell>
          <table:table-cell table:number-columns-repeated="2"/>
          <table:table-cell>
            <draw:frame table:end-cell-address="'SVM new'.S36" table:end-x="0.7937in" table:end-y="0.061in" draw:z-index="1" draw:style-name="gr1" draw:text-style-name="P1" svg:width="8.7547in" svg:height="3.2126in" svg:x="0.0402in" svg:y="0.0394in">
              <draw:object draw:notify-on-update-of-ranges="'SVM new'.A21:'SVM new'.A29 'SVM new'.B20:'SVM new'.B20 'SVM new'.B21:'SVM new'.B29 'SVM new'.C20:'SVM new'.C20 'SVM new'.C21:'SVM new'.C29 'SVM new'.G20:'SVM new'.G20 'SVM new'.G21:'SVM new'.G2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17">
            <text:p>17</text:p>
          </table:table-cell>
          <table:table-cell office:value-type="float" office:value="119">
            <text:p>119</text:p>
          </table:table-cell>
          <table:table-cell office:value-type="float" office:value="14.14857">
            <text:p>14.14857</text:p>
          </table:table-cell>
          <table:table-cell table:formula="of:=2/[.D21]" office:value-type="float" office:value="0.141357041736373">
            <text:p>0.1413570417</text:p>
          </table:table-cell>
          <table:table-cell office:value-type="float" office:value="110.64015">
            <text:p>110.64015</text:p>
          </table:table-cell>
          <table:table-cell office:value-type="float" office:value="9.43">
            <text:p>9.43</text:p>
          </table:table-cell>
          <table:table-cell table:number-columns-repeated="1017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14">
            <text:p>14</text:p>
          </table:table-cell>
          <table:table-cell office:value-type="float" office:value="115">
            <text:p>115</text:p>
          </table:table-cell>
          <table:table-cell office:value-type="float" office:value="6.16704">
            <text:p>6.16704</text:p>
          </table:table-cell>
          <table:table-cell table:formula="of:=2/[.D22]" office:value-type="float" office:value="0.324304690743047">
            <text:p>0.3243046907</text:p>
          </table:table-cell>
          <table:table-cell office:value-type="float" office:value="73.96413">
            <text:p>73.96413</text:p>
          </table:table-cell>
          <table:table-cell office:value-type="float" office:value="9.43">
            <text:p>9.43</text:p>
          </table:table-cell>
          <table:table-cell table:number-columns-repeated="101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7">
            <text:p>7</text:p>
          </table:table-cell>
          <table:table-cell office:value-type="float" office:value="186">
            <text:p>186</text:p>
          </table:table-cell>
          <table:table-cell office:value-type="float" office:value="6.80665">
            <text:p>6.80665</text:p>
          </table:table-cell>
          <table:table-cell table:formula="of:=2/[.D23]" office:value-type="float" office:value="0.29383029831121">
            <text:p>0.2938302983</text:p>
          </table:table-cell>
          <table:table-cell office:value-type="float" office:value="93.66101">
            <text:p>93.66101</text:p>
          </table:table-cell>
          <table:table-cell office:value-type="float" office:value="18.87">
            <text:p>18.87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07">
            <text:p>207</text:p>
          </table:table-cell>
          <table:table-cell office:value-type="float" office:value="7.44736">
            <text:p>7.44736</text:p>
          </table:table-cell>
          <table:table-cell table:formula="of:=2/[.D24]" office:value-type="float" office:value="0.268551540411636">
            <text:p>0.2685515404</text:p>
          </table:table-cell>
          <table:table-cell office:value-type="float" office:value="111.92628">
            <text:p>111.92628</text:p>
          </table:table-cell>
          <table:table-cell office:value-type="float" office:value="36.79">
            <text:p>36.79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224">
            <text:p>224</text:p>
          </table:table-cell>
          <table:table-cell office:value-type="float" office:value="8.27391">
            <text:p>8.27391</text:p>
          </table:table-cell>
          <table:table-cell table:formula="of:=2/[.D25]" office:value-type="float" office:value="0.241723683240451">
            <text:p>0.2417236832</text:p>
          </table:table-cell>
          <table:table-cell office:value-type="float" office:value="137.91522">
            <text:p>137.91522</text:p>
          </table:table-cell>
          <table:table-cell office:value-type="float" office:value="50">
            <text:p>50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38">
            <text:p>238</text:p>
          </table:table-cell>
          <table:table-cell office:value-type="float" office:value="8.43252">
            <text:p>8.43252</text:p>
          </table:table-cell>
          <table:table-cell table:formula="of:=2/[.D26]" office:value-type="float" office:value="0.237177024187313">
            <text:p>0.2371770242</text:p>
          </table:table-cell>
          <table:table-cell office:value-type="float" office:value="143.21464">
            <text:p>143.21464</text:p>
          </table:table-cell>
          <table:table-cell office:value-type="float" office:value="64.15">
            <text:p>64.15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float" office:value="244">
            <text:p>244</text:p>
          </table:table-cell>
          <table:table-cell office:value-type="float" office:value="8.26611">
            <text:p>8.26611</text:p>
          </table:table-cell>
          <table:table-cell table:formula="of:=2/[.D27]" office:value-type="float" office:value="0.241951776591408">
            <text:p>0.2419517766</text:p>
          </table:table-cell>
          <table:table-cell office:value-type="float" office:value="137.65726">
            <text:p>137.65726</text:p>
          </table:table-cell>
          <table:table-cell office:value-type="float" office:value="79.25">
            <text:p>79.25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8.06764">
            <text:p>8.06764</text:p>
          </table:table-cell>
          <table:table-cell table:formula="of:=2/[.D28]" office:value-type="float" office:value="0.247903971917438">
            <text:p>0.2479039719</text:p>
          </table:table-cell>
          <table:table-cell office:value-type="float" office:value="131.17376">
            <text:p>131.17376</text:p>
          </table:table-cell>
          <table:table-cell office:value-type="float" office:value="83.02">
            <text:p>83.02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7.88598">
            <text:p>7.88598</text:p>
          </table:table-cell>
          <table:table-cell table:formula="of:=2/[.D29]" office:value-type="float" office:value="0.253614642695011">
            <text:p>0.2536146427</text:p>
          </table:table-cell>
          <table:table-cell office:value-type="float" office:value="125.37734">
            <text:p>125.37734</text:p>
          </table:table-cell>
          <table:table-cell office:value-type="float" office:value="94.34">
            <text:p>94.34</text:p>
          </table:table-cell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 office:value-type="string" table:number-columns-spanned="6" table:number-rows-spanned="1">
            <text:p>RBF w/ gamma=1 and varying C values</text:p>
          </table:table-cell>
          <table:covered-table-cell table:number-columns-repeated="5" table:style-name="Default"/>
          <table:table-cell table:style-name="Default"/>
          <table:table-cell table:number-columns-repeated="1017"/>
        </table:table-row>
        <table:table-row table:style-name="ro2">
          <table:table-cell table:style-name="ce1" office:value-type="string">
            <text:p>C </text:p>
          </table:table-cell>
          <table:table-cell table:style-name="ce1" office:value-type="string">
            <text:p>Tr. Misclassifications</text:p>
          </table:table-cell>
          <table:table-cell table:style-name="ce1" office:value-type="string">
            <text:p># SV</text:p>
          </table:table-cell>
          <table:table-cell table:style-name="ce1" office:value-type="string">
            <text:p>|w|</text:p>
          </table:table-cell>
          <table:table-cell table:style-name="ce1" office:value-type="string">
            <text:p>Margin</text:p>
          </table:table-cell>
          <table:table-cell table:style-name="ce1" office:value-type="string">
            <text:p>VC dim</text:p>
          </table:table-cell>
          <table:table-cell table:style-name="ce1" office:value-type="string">
            <text:p>Test Accuracy</text:p>
          </table:table-cell>
          <table:table-cell table:number-columns-repeated="1017"/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122">
            <text:p>122</text:p>
          </table:table-cell>
          <table:table-cell office:value-type="float" office:value="244">
            <text:p>244</text:p>
          </table:table-cell>
          <table:table-cell office:value-type="float" office:value="0.34627">
            <text:p>0.34627</text:p>
          </table:table-cell>
          <table:table-cell table:formula="of:=2/[.D33]" office:value-type="float" office:value="5.77583966269096">
            <text:p>5.7758396627</text:p>
          </table:table-cell>
          <table:table-cell office:value-type="float" office:value="1.23981">
            <text:p>1.23981</text:p>
          </table:table-cell>
          <table:table-cell office:value-type="float" office:value="96.23">
            <text:p>96.23</text:p>
          </table:table-cell>
          <table:table-cell table:number-columns-repeated="1017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79">
            <text:p>79</text:p>
          </table:table-cell>
          <table:table-cell office:value-type="float" office:value="238">
            <text:p>238</text:p>
          </table:table-cell>
          <table:table-cell office:value-type="float" office:value="3.05789">
            <text:p>3.05789</text:p>
          </table:table-cell>
          <table:table-cell table:formula="of:=2/[.D34]" office:value-type="float" office:value="0.654045763582078">
            <text:p>0.6540457636</text:p>
          </table:table-cell>
          <table:table-cell office:value-type="float" office:value="19.70132">
            <text:p>19.70132</text:p>
          </table:table-cell>
          <table:table-cell office:value-type="float" office:value="59.43">
            <text:p>59.43</text:p>
          </table:table-cell>
          <table:table-cell table:number-columns-repeated="1017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52">
            <text:p>52</text:p>
          </table:table-cell>
          <table:table-cell office:value-type="float" office:value="223">
            <text:p>223</text:p>
          </table:table-cell>
          <table:table-cell office:value-type="float" office:value="4.64863">
            <text:p>4.64863</text:p>
          </table:table-cell>
          <table:table-cell table:formula="of:=2/[.D35]" office:value-type="float" office:value="0.430234284079395">
            <text:p>0.4302342841</text:p>
          </table:table-cell>
          <table:table-cell office:value-type="float" office:value="44.2196">
            <text:p>44.2196</text:p>
          </table:table-cell>
          <table:table-cell office:value-type="float" office:value="51.89">
            <text:p>51.89</text:p>
          </table:table-cell>
          <table:table-cell table:number-columns-repeated="101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7">
            <text:p>17</text:p>
          </table:table-cell>
          <table:table-cell office:value-type="float" office:value="207">
            <text:p>207</text:p>
          </table:table-cell>
          <table:table-cell office:value-type="float" office:value="7.38288">
            <text:p>7.38288</text:p>
          </table:table-cell>
          <table:table-cell table:formula="of:=2/[.D36]" office:value-type="float" office:value="0.270896994126953">
            <text:p>0.2708969941</text:p>
          </table:table-cell>
          <table:table-cell office:value-type="float" office:value="110.01394">
            <text:p>110.01394</text:p>
          </table:table-cell>
          <table:table-cell office:value-type="float" office:value="36.79">
            <text:p>36.79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2">
            <text:p>192</text:p>
          </table:table-cell>
          <table:table-cell office:value-type="float" office:value="10.04356">
            <text:p>10.04356</text:p>
          </table:table-cell>
          <table:table-cell table:formula="of:=2/[.D37]" office:value-type="float" office:value="0.199132578488106">
            <text:p>0.1991325785</text:p>
          </table:table-cell>
          <table:table-cell office:value-type="float" office:value="202.74629">
            <text:p>202.74629</text:p>
          </table:table-cell>
          <table:table-cell office:value-type="float" office:value="26.42">
            <text:p>26.42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90">
            <text:p>190</text:p>
          </table:table-cell>
          <table:table-cell office:value-type="float" office:value="11.32104">
            <text:p>11.32104</text:p>
          </table:table-cell>
          <table:table-cell table:formula="of:=2/[.D38]" office:value-type="float" office:value="0.176662214778854">
            <text:p>0.1766622148</text:p>
          </table:table-cell>
          <table:table-cell office:value-type="float" office:value="257.33201">
            <text:p>257.33201</text:p>
          </table:table-cell>
          <table:table-cell office:value-type="float" office:value="26.42">
            <text:p>26.42</text:p>
          </table:table-cell>
          <table:table-cell/>
          <table:table-cell>
            <draw:frame table:end-cell-address="'SVM new'.S58" table:end-x="0.7827in" table:end-y="0.0547in" draw:z-index="2" draw:style-name="gr1" draw:text-style-name="P1" svg:width="8.8965in" svg:height="3.5457in" svg:x="0.7764in" svg:y="0.065in">
              <draw:object draw:notify-on-update-of-ranges="'SVM new'.A33:'SVM new'.A42 'SVM new'.B32:'SVM new'.B32 'SVM new'.B33:'SVM new'.B42 'SVM new'.E32:'SVM new'.E32 'SVM new'.E33:'SVM new'.E42 'SVM new'.G32:'SVM new'.G32 'SVM new'.G33:'SVM new'.G42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90">
            <text:p>190</text:p>
          </table:table-cell>
          <table:table-cell office:value-type="float" office:value="11.80547">
            <text:p>11.80547</text:p>
          </table:table-cell>
          <table:table-cell table:formula="of:=2/[.D39]" office:value-type="float" office:value="0.169412992451804">
            <text:p>0.1694129925</text:p>
          </table:table-cell>
          <table:table-cell office:value-type="float" office:value="279.73811">
            <text:p>279.73811</text:p>
          </table:table-cell>
          <table:table-cell office:value-type="float" office:value="29.25">
            <text:p>29.25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12.02477">
            <text:p>12.02477</text:p>
          </table:table-cell>
          <table:table-cell table:formula="of:=2/[.D40]" office:value-type="float" office:value="0.166323347556752">
            <text:p>0.1663233476</text:p>
          </table:table-cell>
          <table:table-cell office:value-type="float" office:value="290.19024">
            <text:p>290.19024</text:p>
          </table:table-cell>
          <table:table-cell office:value-type="float" office:value="29.25">
            <text:p>29.25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12.02477">
            <text:p>12.02477</text:p>
          </table:table-cell>
          <table:table-cell table:formula="of:=2/[.D41]" office:value-type="float" office:value="0.166323347556752">
            <text:p>0.1663233476</text:p>
          </table:table-cell>
          <table:table-cell office:value-type="float" office:value="290.19024">
            <text:p>290.19024</text:p>
          </table:table-cell>
          <table:table-cell office:value-type="float" office:value="29.25">
            <text:p>29.25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12.02477">
            <text:p>12.02477</text:p>
          </table:table-cell>
          <table:table-cell table:formula="of:=2/[.D42]" office:value-type="float" office:value="0.166323347556752">
            <text:p>0.1663233476</text:p>
          </table:table-cell>
          <table:table-cell office:value-type="float" office:value="290.19024">
            <text:p>290.19024</text:p>
          </table:table-cell>
          <table:table-cell office:value-type="float" office:value="29.25">
            <text:p>29.25</text:p>
          </table:table-cell>
          <table:table-cell table:number-columns-repeated="1017"/>
        </table:table-row>
      </table:table>
      <table:table table:name="Bagging and Boosting" table:style-name="ta1" table:print="false">
        <table:table-column table:style-name="co1" table:number-columns-repeated="5" table:default-cell-style-name="Default"/>
        <table:table-row table:style-name="ro1">
          <table:table-cell table:style-name="ce4" office:value-type="string" table:number-columns-spanned="2" table:number-rows-spanned="1">
            <text:p>Un-pruned</text:p>
          </table:table-cell>
          <table:covered-table-cell table:style-name="ce5"/>
          <table:table-cell table:style-name="ce5"/>
          <table:table-cell table:style-name="ce4" office:value-type="string" table:number-columns-spanned="2" table:number-rows-spanned="1">
            <text:p>Pruned</text:p>
          </table:table-cell>
          <table:covered-table-cell table:style-name="ce5"/>
        </table:table-row>
        <table:table-row table:style-name="ro1">
          <table:table-cell table:style-name="ce5" office:value-type="string">
            <text:p>Method</text:p>
          </table:table-cell>
          <table:table-cell table:style-name="ce5" office:value-type="string">
            <text:p>Accuracy</text:p>
          </table:table-cell>
          <table:table-cell table:style-name="ce5"/>
          <table:table-cell table:style-name="ce5" office:value-type="string">
            <text:p>Method</text:p>
          </table:table-cell>
          <table:table-cell table:style-name="ce5" office:value-type="string">
            <text:p>Accuracy</text:p>
          </table:table-cell>
        </table:table-row>
        <table:table-row table:style-name="ro1">
          <table:table-cell office:value-type="string">
            <text:p>Vanilla J48</text:p>
          </table:table-cell>
          <table:table-cell office:value-type="float" office:value="91.453">
            <text:p>91.453</text:p>
          </table:table-cell>
          <table:table-cell/>
          <table:table-cell office:value-type="string">
            <text:p>Vanilla J48</text:p>
          </table:table-cell>
          <table:table-cell office:value-type="float" office:value="88.0342">
            <text:p>88.0342</text:p>
          </table:table-cell>
        </table:table-row>
        <table:table-row table:style-name="ro1">
          <table:table-cell office:value-type="string">
            <text:p>Bagging</text:p>
          </table:table-cell>
          <table:table-cell office:value-type="float" office:value="92.8775">
            <text:p>92.8775</text:p>
          </table:table-cell>
          <table:table-cell/>
          <table:table-cell office:value-type="string">
            <text:p>Bagging</text:p>
          </table:table-cell>
          <table:table-cell office:value-type="float" office:value="91.7379">
            <text:p>91.7379</text:p>
          </table:table-cell>
        </table:table-row>
        <table:table-row table:style-name="ro1">
          <table:table-cell office:value-type="string">
            <text:p>Boosting</text:p>
          </table:table-cell>
          <table:table-cell office:value-type="float" office:value="93.7322">
            <text:p>93.7322</text:p>
          </table:table-cell>
          <table:table-cell/>
          <table:table-cell office:value-type="string">
            <text:p>Boosting</text:p>
          </table:table-cell>
          <table:table-cell office:value-type="float" office:value="90.0285">
            <text:p>90.028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3" office:value-type="string" table:number-columns-spanned="5" table:number-rows-spanned="1">
            <text:p>66/34 Split</text:p>
          </table:table-cell>
          <table:covered-table-cell table:number-columns-repeated="4"/>
        </table:table-row>
        <table:table-row table:style-name="ro1">
          <table:table-cell table:style-name="ce4" office:value-type="string" table:number-columns-spanned="2" table:number-rows-spanned="1">
            <text:p>Un-pruned</text:p>
          </table:table-cell>
          <table:covered-table-cell table:style-name="ce5"/>
          <table:table-cell table:style-name="ce5"/>
          <table:table-cell table:style-name="ce4" office:value-type="string" table:number-columns-spanned="2" table:number-rows-spanned="1">
            <text:p>Pruned</text:p>
          </table:table-cell>
          <table:covered-table-cell table:style-name="ce5"/>
        </table:table-row>
        <table:table-row table:style-name="ro1">
          <table:table-cell table:style-name="ce5" office:value-type="string">
            <text:p>Method</text:p>
          </table:table-cell>
          <table:table-cell table:style-name="ce5" office:value-type="string">
            <text:p>Accuracy</text:p>
          </table:table-cell>
          <table:table-cell table:style-name="ce5"/>
          <table:table-cell table:style-name="ce5" office:value-type="string">
            <text:p>Method</text:p>
          </table:table-cell>
          <table:table-cell table:style-name="ce5" office:value-type="string">
            <text:p>Accuracy</text:p>
          </table:table-cell>
        </table:table-row>
        <table:table-row table:style-name="ro1">
          <table:table-cell office:value-type="string">
            <text:p>Vanilla J48</text:p>
          </table:table-cell>
          <table:table-cell office:value-type="float" office:value="84.8739">
            <text:p>84.8739</text:p>
          </table:table-cell>
          <table:table-cell/>
          <table:table-cell office:value-type="string">
            <text:p>Vanilla J48</text:p>
          </table:table-cell>
          <table:table-cell office:value-type="float" office:value="81.5126">
            <text:p>81.5126</text:p>
          </table:table-cell>
        </table:table-row>
        <table:table-row table:style-name="ro1">
          <table:table-cell office:value-type="string">
            <text:p>Bagging</text:p>
          </table:table-cell>
          <table:table-cell office:value-type="float" office:value="88.2353">
            <text:p>88.2353</text:p>
          </table:table-cell>
          <table:table-cell/>
          <table:table-cell office:value-type="string">
            <text:p>Bagging</text:p>
          </table:table-cell>
          <table:table-cell office:value-type="float" office:value="88.2353">
            <text:p>88.2353</text:p>
          </table:table-cell>
        </table:table-row>
        <table:table-row table:style-name="ro1">
          <table:table-cell office:value-type="string">
            <text:p>Boosting</text:p>
          </table:table-cell>
          <table:table-cell office:value-type="float" office:value="88.2353">
            <text:p>88.2353</text:p>
          </table:table-cell>
          <table:table-cell/>
          <table:table-cell office:value-type="string">
            <text:p>Boosting</text:p>
          </table:table-cell>
          <table:table-cell office:value-type="float" office:value="84.8739">
            <text:p>84.8739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1">04/21/2013</text:date>, <text:time>11:42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1T14:37:01.25</meta:creation-date>
    <dc:date>2013-04-21T11:42:24.67</dc:date>
    <meta:editing-duration>P1DT2H30M14S</meta:editing-duration>
    <meta:editing-cycles>8</meta:editing-cycles>
    <meta:generator>OpenOffice.org/3.4$Win32 OpenOffice.org_project/340m1$Build-9590</meta:generator>
    <meta:document-statistic meta:table-count="3" meta:cell-count="27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dash" draw:stroke-dash="Fine_20_Dotted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draw:stroke="dash" draw:stroke-dash="Ultrafine_20_Dashed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line" chart:style-name="ch1">
        <chart:title svg:x="5.656cm" svg:y="0.316cm" chart:style-name="ch2">
          <text:p>Polynomial Kernel SVM</text:p>
        </chart:title>
        <chart:legend chart:legend-position="end" svg:x="11.636cm" svg:y="3.667cm" style:legend-expansion="high" chart:style-name="ch3"/>
        <chart:plot-area chart:style-name="ch4" table:cell-range-address="'SVM new'.A3:'SVM new'.A8 'SVM new'.C2:'SVM new'.C8 'SVM new'.E2:'SVM new'.E8 'SVM new'.G2:'SVM new'.G8" chart:data-source-has-labels="both" svg:x="0.77cm" svg:y="1.635cm" svg:width="10.226cm" svg:height="6.184cm">
          <chartooo:coordinate-region svg:x="1.762cm" svg:y="1.847cm" svg:width="8.835cm" svg:height="5.299cm"/>
          <chart:axis chart:dimension="x" chart:name="primary-x" chart:style-name="ch5" chartooo:axis-type="auto">
            <chartooo:date-scale/>
            <chart:title svg:x="5.006cm" svg:y="8cm" chart:style-name="ch6">
              <text:p>Poly Kernel</text:p>
            </chart:title>
            <chart:categories table:cell-range-address="'SVM new'.A3:'SVM new'.A8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'SVM new'.C3:'SVM new'.C8" chart:label-cell-address="'SVM new'.C2:'SVM new'.C2" chart:class="chart:line">
            <chart:data-point chart:repeated="6"/>
          </chart:series>
          <chart:series chart:style-name="ch9" chart:values-cell-range-address="'SVM new'.E3:'SVM new'.E8" chart:label-cell-address="'SVM new'.E2:'SVM new'.E2" chart:class="chart:line">
            <chart:data-point chart:repeated="6"/>
          </chart:series>
          <chart:series chart:style-name="ch10" chart:values-cell-range-address="'SVM new'.G3:'SVM new'.G8" chart:label-cell-address="'SVM new'.G2:'SVM new'.G2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 SV</text:p>
                <draw:g>
                  <svg:desc>'SVM new'.C2:'SVM new'.C2</svg:desc>
                </draw:g>
              </table:table-cell>
              <table:table-cell office:value-type="string">
                <text:p>Margin</text:p>
                <draw:g>
                  <svg:desc>'SVM new'.E2:'SVM new'.E2</svg:desc>
                </draw:g>
              </table:table-cell>
              <table:table-cell office:value-type="string">
                <text:p>Test Accuracy</text:p>
                <draw:g>
                  <svg:desc>'SVM new'.G2:'SVM new'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near</text:p>
                <draw:g>
                  <svg:desc>'SVM new'.A3:'SVM new'.A8</svg:desc>
                </draw:g>
              </table:table-cell>
              <table:table-cell office:value-type="float" office:value="132">
                <text:p>132</text:p>
                <draw:g>
                  <svg:desc>'SVM new'.C3:'SVM new'.C8</svg:desc>
                </draw:g>
              </table:table-cell>
              <table:table-cell office:value-type="float" office:value="1.15535478056924">
                <text:p>1.15535478056924</text:p>
                <draw:g>
                  <svg:desc>'SVM new'.E3:'SVM new'.E8</svg:desc>
                </draw:g>
              </table:table-cell>
              <table:table-cell office:value-type="float" office:value="13.21">
                <text:p>13.21</text:p>
                <draw:g>
                  <svg:desc>'SVM new'.G3:'SVM new'.G8</svg:desc>
                </draw:g>
              </table:table-cell>
            </table:table-row>
            <table:table-row>
              <table:table-cell office:value-type="string">
                <text:p>Quadratic</text:p>
              </table:table-cell>
              <table:table-cell office:value-type="float" office:value="128">
                <text:p>128</text:p>
              </table:table-cell>
              <table:table-cell office:value-type="float" office:value="4.22101219872525">
                <text:p>4.22101219872525</text:p>
              </table:table-cell>
              <table:table-cell office:value-type="float" office:value="16.04">
                <text:p>16.04</text:p>
              </table:table-cell>
            </table:table-row>
            <table:table-row>
              <table:table-cell office:value-type="string">
                <text:p>Cubic</text:p>
              </table:table-cell>
              <table:table-cell office:value-type="float" office:value="154">
                <text:p>154</text:p>
              </table:table-cell>
              <table:table-cell office:value-type="float" office:value="18.0034206499235">
                <text:p>18.0034206499235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Quartic</text:p>
              </table:table-cell>
              <table:table-cell office:value-type="float" office:value="177">
                <text:p>177</text:p>
              </table:table-cell>
              <table:table-cell office:value-type="float" office:value="78.5545954438335">
                <text:p>78.5545954438335</text:p>
              </table:table-cell>
              <table:table-cell office:value-type="float" office:value="38.69">
                <text:p>38.69</text:p>
              </table:table-cell>
            </table:table-row>
            <table:table-row>
              <table:table-cell office:value-type="string">
                <text:p>Penta</text:p>
              </table:table-cell>
              <table:table-cell office:value-type="float" office:value="190">
                <text:p>190</text:p>
              </table:table-cell>
              <table:table-cell office:value-type="float" office:value="369.0036900369">
                <text:p>369.0036900369</text:p>
              </table:table-cell>
              <table:table-cell office:value-type="float" office:value="50.94">
                <text:p>50.94</text:p>
              </table:table-cell>
            </table:table-row>
            <table:table-row>
              <table:table-cell office:value-type="string">
                <text:p>Hexa</text:p>
              </table:table-cell>
              <table:table-cell office:value-type="float" office:value="199">
                <text:p>199</text:p>
              </table:table-cell>
              <table:table-cell office:value-type="float" office:value="1785.71428571429">
                <text:p>1785.71428571429</text:p>
              </table:table-cell>
              <table:table-cell office:value-type="float" office:value="62.26">
                <text:p>62.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dash" draw:stroke-dash="Fine_20_Dashed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draw:stroke="dash" draw:stroke-dash="Ultrafine_20_Dashed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238cm" svg:height="8.16cm" xlink:href=".." xlink:type="simple" chart:class="chart:line" chart:style-name="ch1">
        <chart:title svg:x="7.993cm" svg:y="0.299cm" chart:style-name="ch2">
          <text:p>RBF w/ Varying Gamma Values</text:p>
        </chart:title>
        <chart:legend chart:legend-position="end" svg:x="16.866cm" svg:y="3.244cm" style:legend-expansion="high" chart:style-name="ch3"/>
        <chart:plot-area chart:style-name="ch4" table:cell-range-address="'SVM new'.A21:'SVM new'.C29 'SVM new'.B20:'SVM new'.C20 'SVM new'.G20:'SVM new'.G29" chart:data-source-has-labels="both" svg:x="0.894cm" svg:y="1.567cm" svg:width="15.084cm" svg:height="5.422cm">
          <chartooo:coordinate-region svg:x="1.701cm" svg:y="1.779cm" svg:width="14.09cm" svg:height="4.537cm"/>
          <chart:axis chart:dimension="x" chart:name="primary-x" chart:style-name="ch5" chartooo:axis-type="auto">
            <chartooo:date-scale/>
            <chart:title svg:x="7.241cm" svg:y="7.153cm" chart:style-name="ch6">
              <text:p>Gamma Values</text:p>
            </chart:title>
            <chart:categories table:cell-range-address="'SVM new'.A21:'SVM new'.A29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'SVM new'.B21:'SVM new'.B29" chart:label-cell-address="'SVM new'.B20:'SVM new'.B20" chart:class="chart:line">
            <chart:data-point chart:repeated="9"/>
          </chart:series>
          <chart:series chart:style-name="ch9" chart:values-cell-range-address="'SVM new'.C21:'SVM new'.C29" chart:label-cell-address="'SVM new'.C20:'SVM new'.C20" chart:class="chart:line">
            <chart:data-point chart:repeated="9"/>
          </chart:series>
          <chart:series chart:style-name="ch10" chart:values-cell-range-address="'SVM new'.G21:'SVM new'.G29" chart:label-cell-address="'SVM new'.G20:'SVM new'.G20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. Misclassifications</text:p>
                <draw:g>
                  <svg:desc>'SVM new'.B20:'SVM new'.B20</svg:desc>
                </draw:g>
              </table:table-cell>
              <table:table-cell office:value-type="string">
                <text:p># SV</text:p>
                <draw:g>
                  <svg:desc>'SVM new'.C20:'SVM new'.C20</svg:desc>
                </draw:g>
              </table:table-cell>
              <table:table-cell office:value-type="string">
                <text:p>Test Accuracy</text:p>
                <draw:g>
                  <svg:desc>'SVM new'.G20:'SVM new'.G20</svg:desc>
                </draw:g>
              </table:table-cell>
            </table:table-row>
          </table:table-header-rows>
          <table:table-rows>
            <table:table-row>
              <table:table-cell office:value-type="float" office:value="0.01">
                <text:p>0</text:p>
                <draw:g>
                  <svg:desc>'SVM new'.A21:'SVM new'.A29</svg:desc>
                </draw:g>
              </table:table-cell>
              <table:table-cell office:value-type="float" office:value="17">
                <text:p>17</text:p>
                <draw:g>
                  <svg:desc>'SVM new'.B21:'SVM new'.B29</svg:desc>
                </draw:g>
              </table:table-cell>
              <table:table-cell office:value-type="float" office:value="119">
                <text:p>119</text:p>
                <draw:g>
                  <svg:desc>'SVM new'.C21:'SVM new'.C29</svg:desc>
                </draw:g>
              </table:table-cell>
              <table:table-cell office:value-type="float" office:value="9.43">
                <text:p>9.43</text:p>
                <draw:g>
                  <svg:desc>'SVM new'.G21:'SVM new'.G29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115">
                <text:p>115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86">
                <text:p>186</text:p>
              </table:table-cell>
              <table:table-cell office:value-type="float" office:value="18.87">
                <text:p>18.8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7">
                <text:p>207</text:p>
              </table:table-cell>
              <table:table-cell office:value-type="float" office:value="36.79">
                <text:p>36.7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24">
                <text:p>2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238">
                <text:p>238</text:p>
              </table:table-cell>
              <table:table-cell office:value-type="float" office:value="64.15">
                <text:p>64.1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244">
                <text:p>244</text:p>
              </table:table-cell>
              <table:table-cell office:value-type="float" office:value="79.25">
                <text:p>79.2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45">
                <text:p>245</text:p>
              </table:table-cell>
              <table:table-cell office:value-type="float" office:value="83.02">
                <text:p>83.0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245">
                <text:p>245</text:p>
              </table:table-cell>
              <table:table-cell office:value-type="float" office:value="94.34">
                <text:p>94.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dash" draw:stroke-dash="Ultrafine_20_Dashed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draw:stroke="dash" draw:stroke-dash="Fine_20_Dotted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598cm" svg:height="9.007cm" xlink:href=".." xlink:type="simple" chart:class="chart:line" chart:style-name="ch1">
        <chart:title svg:x="7.326cm" svg:y="0.316cm" chart:style-name="ch2">
          <text:p>RBF w/ Gamma=1 and Varying C values</text:p>
        </chart:title>
        <chart:legend chart:legend-position="end" svg:x="17.226cm" svg:y="3.667cm" style:legend-expansion="high" chart:style-name="ch3"/>
        <chart:plot-area chart:style-name="ch4" table:cell-range-address="'SVM new'.A33:'SVM new'.B42 'SVM new'.B32:'SVM new'.B32 'SVM new'.E32:'SVM new'.E42 'SVM new'.G32:'SVM new'.G42" chart:data-source-has-labels="both" svg:x="0.901cm" svg:y="1.635cm" svg:width="15.423cm" svg:height="6.184cm">
          <chartooo:coordinate-region svg:x="1.708cm" svg:y="1.847cm" svg:width="14.429cm" svg:height="5.299cm"/>
          <chart:axis chart:dimension="x" chart:name="primary-x" chart:style-name="ch5" chartooo:axis-type="auto">
            <chartooo:date-scale/>
            <chart:title svg:x="7.893cm" svg:y="8cm" chart:style-name="ch6">
              <text:p>C Values</text:p>
            </chart:title>
            <chart:categories table:cell-range-address="'SVM new'.A33:'SVM new'.A42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'SVM new'.B33:'SVM new'.B42" chart:label-cell-address="'SVM new'.B32:'SVM new'.B32" chart:class="chart:line">
            <chart:data-point chart:repeated="10"/>
          </chart:series>
          <chart:series chart:style-name="ch9" chart:values-cell-range-address="'SVM new'.E33:'SVM new'.E42" chart:label-cell-address="'SVM new'.E32:'SVM new'.E32" chart:class="chart:line">
            <chart:data-point chart:repeated="10"/>
          </chart:series>
          <chart:series chart:style-name="ch10" chart:values-cell-range-address="'SVM new'.G33:'SVM new'.G42" chart:label-cell-address="'SVM new'.G32:'SVM new'.G32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. Misclassifications</text:p>
                <draw:g>
                  <svg:desc>'SVM new'.B32:'SVM new'.B32</svg:desc>
                </draw:g>
              </table:table-cell>
              <table:table-cell office:value-type="string">
                <text:p>Margin</text:p>
                <draw:g>
                  <svg:desc>'SVM new'.E32:'SVM new'.E32</svg:desc>
                </draw:g>
              </table:table-cell>
              <table:table-cell office:value-type="string">
                <text:p>Test Accuracy</text:p>
                <draw:g>
                  <svg:desc>'SVM new'.G32:'SVM new'.G32</svg:desc>
                </draw:g>
              </table:table-cell>
            </table:table-row>
          </table:table-header-rows>
          <table:table-rows>
            <table:table-row>
              <table:table-cell office:value-type="float" office:value="0.01">
                <text:p>0</text:p>
                <draw:g>
                  <svg:desc>'SVM new'.A33:'SVM new'.A42</svg:desc>
                </draw:g>
              </table:table-cell>
              <table:table-cell office:value-type="float" office:value="122">
                <text:p>122</text:p>
                <draw:g>
                  <svg:desc>'SVM new'.B33:'SVM new'.B42</svg:desc>
                </draw:g>
              </table:table-cell>
              <table:table-cell office:value-type="float" office:value="5.77583966269096">
                <text:p>5.77583966269096</text:p>
                <draw:g>
                  <svg:desc>'SVM new'.E33:'SVM new'.E42</svg:desc>
                </draw:g>
              </table:table-cell>
              <table:table-cell office:value-type="float" office:value="96.23">
                <text:p>96.23</text:p>
                <draw:g>
                  <svg:desc>'SVM new'.G33:'SVM new'.G42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79">
                <text:p>79</text:p>
              </table:table-cell>
              <table:table-cell office:value-type="float" office:value="0.654045763582078">
                <text:p>0.654045763582078</text:p>
              </table:table-cell>
              <table:table-cell office:value-type="float" office:value="59.43">
                <text:p>59.43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0.430234284079395">
                <text:p>0.430234284079395</text:p>
              </table:table-cell>
              <table:table-cell office:value-type="float" office:value="51.89">
                <text:p>51.89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0.270896994126953">
                <text:p>0.270896994126953</text:p>
              </table:table-cell>
              <table:table-cell office:value-type="float" office:value="36.79">
                <text:p>36.7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199132578488106">
                <text:p>0.199132578488106</text:p>
              </table:table-cell>
              <table:table-cell office:value-type="float" office:value="26.42">
                <text:p>26.4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176662214778854">
                <text:p>0.176662214778854</text:p>
              </table:table-cell>
              <table:table-cell office:value-type="float" office:value="26.42">
                <text:p>26.4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169412992451804">
                <text:p>0.169412992451804</text:p>
              </table:table-cell>
              <table:table-cell office:value-type="float" office:value="29.25">
                <text:p>29.2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66323347556752">
                <text:p>0.166323347556752</text:p>
              </table:table-cell>
              <table:table-cell office:value-type="float" office:value="29.25">
                <text:p>29.2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166323347556752">
                <text:p>0.166323347556752</text:p>
              </table:table-cell>
              <table:table-cell office:value-type="float" office:value="29.25">
                <text:p>29.2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166323347556752">
                <text:p>0.166323347556752</text:p>
              </table:table-cell>
              <table:table-cell office:value-type="float" office:value="29.25">
                <text:p>29.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